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fb5a" officeooo:paragraph-rsid="0004fb5a"/>
    </style:style>
    <style:style style:name="P2" style:family="paragraph" style:parent-style-name="Standard">
      <style:text-properties officeooo:rsid="0004fb5a" officeooo:paragraph-rsid="00128c48"/>
    </style:style>
    <style:style style:name="P3" style:family="paragraph" style:parent-style-name="Standard">
      <style:text-properties officeooo:paragraph-rsid="0006432d"/>
    </style:style>
    <style:style style:name="P4" style:family="paragraph" style:parent-style-name="Standard">
      <style:text-properties officeooo:paragraph-rsid="000f7225"/>
    </style:style>
    <style:style style:name="P5" style:family="paragraph" style:parent-style-name="Standard">
      <style:text-properties officeooo:paragraph-rsid="0010df40"/>
    </style:style>
    <style:style style:name="P6" style:family="paragraph" style:parent-style-name="Standard">
      <style:text-properties officeooo:paragraph-rsid="00128c48"/>
    </style:style>
    <style:style style:name="P7" style:family="paragraph" style:parent-style-name="Standard">
      <style:text-properties officeooo:rsid="00080f3b" officeooo:paragraph-rsid="00080f3b"/>
    </style:style>
    <style:style style:name="P8" style:family="paragraph" style:parent-style-name="Standard">
      <style:text-properties officeooo:rsid="00080f3b" officeooo:paragraph-rsid="000d38e3"/>
    </style:style>
    <style:style style:name="P9" style:family="paragraph" style:parent-style-name="Standard">
      <style:text-properties officeooo:rsid="00080f3b" officeooo:paragraph-rsid="000b7cdc"/>
    </style:style>
    <style:style style:name="P10" style:family="paragraph" style:parent-style-name="Standard">
      <style:text-properties officeooo:rsid="00080f3b" officeooo:paragraph-rsid="000f7225"/>
    </style:style>
    <style:style style:name="P11" style:family="paragraph" style:parent-style-name="Standard">
      <style:text-properties officeooo:rsid="00080f3b" officeooo:paragraph-rsid="00128c48"/>
    </style:style>
    <style:style style:name="P12" style:family="paragraph" style:parent-style-name="Standard">
      <style:text-properties officeooo:rsid="000ad57d" officeooo:paragraph-rsid="000ad57d"/>
    </style:style>
    <style:style style:name="P13" style:family="paragraph" style:parent-style-name="Standard">
      <style:text-properties officeooo:paragraph-rsid="000ad57d"/>
    </style:style>
    <style:style style:name="P14" style:family="paragraph" style:parent-style-name="Standard">
      <style:text-properties officeooo:rsid="000b7cdc" officeooo:paragraph-rsid="000b7cdc"/>
    </style:style>
    <style:style style:name="P15" style:family="paragraph" style:parent-style-name="Standard">
      <style:text-properties officeooo:rsid="000b7cdc" officeooo:paragraph-rsid="000d38e3"/>
    </style:style>
    <style:style style:name="P16" style:family="paragraph" style:parent-style-name="Standard">
      <style:text-properties officeooo:rsid="000d38e3" officeooo:paragraph-rsid="000d38e3"/>
    </style:style>
    <style:style style:name="P17" style:family="paragraph" style:parent-style-name="Standard">
      <style:text-properties officeooo:rsid="000f7225" officeooo:paragraph-rsid="000f7225"/>
    </style:style>
    <style:style style:name="P18" style:family="paragraph" style:parent-style-name="Standard">
      <style:text-properties officeooo:rsid="0010df40" officeooo:paragraph-rsid="0010df40"/>
    </style:style>
    <style:style style:name="P19" style:family="paragraph" style:parent-style-name="Standard">
      <style:text-properties officeooo:rsid="00125d32" officeooo:paragraph-rsid="00125d32"/>
    </style:style>
    <style:style style:name="P20" style:family="paragraph" style:parent-style-name="Standard">
      <style:text-properties officeooo:rsid="00125d32" officeooo:paragraph-rsid="00128c48"/>
    </style:style>
    <style:style style:name="P21" style:family="paragraph" style:parent-style-name="Standard">
      <style:text-properties officeooo:rsid="00128c48" officeooo:paragraph-rsid="00128c48"/>
    </style:style>
    <style:style style:name="P22" style:family="paragraph" style:parent-style-name="Heading_20_2">
      <style:paragraph-properties fo:text-align="center" style:justify-single-word="false"/>
    </style:style>
    <style:style style:name="P23" style:family="paragraph" style:parent-style-name="Heading_20_3">
      <style:text-properties officeooo:paragraph-rsid="0004fb5a"/>
    </style:style>
    <style:style style:name="P24" style:family="paragraph" style:parent-style-name="Heading_20_3">
      <style:text-properties officeooo:paragraph-rsid="00080f3b"/>
    </style:style>
    <style:style style:name="P25" style:family="paragraph" style:parent-style-name="Heading_20_3">
      <style:text-properties officeooo:paragraph-rsid="000b7cdc"/>
    </style:style>
    <style:style style:name="P26" style:family="paragraph" style:parent-style-name="Heading_20_3">
      <style:text-properties officeooo:paragraph-rsid="00128c48"/>
    </style:style>
    <style:style style:name="P27" style:family="paragraph" style:parent-style-name="Heading_20_3">
      <style:text-properties officeooo:paragraph-rsid="000f7225"/>
    </style:style>
    <style:style style:name="P28" style:family="paragraph" style:parent-style-name="Heading_20_3">
      <style:text-properties officeooo:paragraph-rsid="000d38e3"/>
    </style:style>
    <style:style style:name="P29" style:family="paragraph" style:parent-style-name="Heading_20_3">
      <style:text-properties officeooo:paragraph-rsid="000e96f1"/>
    </style:style>
    <style:style style:name="P30" style:family="paragraph" style:parent-style-name="Heading_20_3">
      <style:text-properties style:font-name="Liberation Sans" fo:font-size="14.1000003814697pt" fo:font-weight="bold" officeooo:rsid="000f7225" officeooo:paragraph-rsid="000f722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1" style:family="paragraph" style:parent-style-name="Heading_20_3">
      <style:text-properties style:font-name="Liberation Sans" fo:font-size="14.1000003814697pt" fo:font-weight="bold" officeooo:rsid="0010df40" officeooo:paragraph-rsid="0010df4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2" style:family="paragraph" style:parent-style-name="Heading_20_3">
      <style:text-properties style:font-name="Liberation Sans" fo:font-size="14.1000003814697pt" fo:font-weight="bold" officeooo:rsid="00128c48" officeooo:paragraph-rsid="00128c4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3" style:family="paragraph" style:parent-style-name="Standard" style:list-style-name="L1">
      <style:text-properties officeooo:paragraph-rsid="00080f3b"/>
    </style:style>
    <style:style style:name="P34" style:family="paragraph" style:parent-style-name="Standard" style:list-style-name="L1">
      <style:text-properties officeooo:paragraph-rsid="0004fb5a"/>
    </style:style>
    <style:style style:name="P35" style:family="paragraph" style:parent-style-name="Standard" style:list-style-name="L1">
      <style:text-properties officeooo:paragraph-rsid="000b7cdc"/>
    </style:style>
    <style:style style:name="P36" style:family="paragraph" style:parent-style-name="Standard" style:list-style-name="L1">
      <style:text-properties officeooo:paragraph-rsid="000d38e3"/>
    </style:style>
    <style:style style:name="P37" style:family="paragraph" style:parent-style-name="Standard" style:list-style-name="L1">
      <style:text-properties officeooo:paragraph-rsid="000e5861"/>
    </style:style>
    <style:style style:name="P38" style:family="paragraph" style:parent-style-name="Standard" style:list-style-name="L1">
      <style:text-properties officeooo:paragraph-rsid="0010df40"/>
    </style:style>
    <style:style style:name="P39" style:family="paragraph" style:parent-style-name="Standard" style:list-style-name="L1">
      <style:text-properties officeooo:paragraph-rsid="00128c48"/>
    </style:style>
    <style:style style:name="P40" style:family="paragraph" style:parent-style-name="Standard" style:list-style-name="L1">
      <style:text-properties officeooo:rsid="0004fb5a" officeooo:paragraph-rsid="0004fb5a"/>
    </style:style>
    <style:style style:name="P41" style:family="paragraph" style:parent-style-name="Standard" style:list-style-name="L1">
      <style:text-properties officeooo:rsid="00080f3b" officeooo:paragraph-rsid="00080f3b"/>
    </style:style>
    <style:style style:name="P42" style:family="paragraph" style:parent-style-name="Standard" style:list-style-name="L1">
      <style:text-properties officeooo:rsid="00080f3b" officeooo:paragraph-rsid="000d38e3"/>
    </style:style>
    <style:style style:name="P43" style:family="paragraph" style:parent-style-name="Standard" style:list-style-name="L1">
      <style:text-properties officeooo:rsid="00081f03" officeooo:paragraph-rsid="00081f03"/>
    </style:style>
    <style:style style:name="P44" style:family="paragraph" style:parent-style-name="Standard" style:list-style-name="L1">
      <style:text-properties officeooo:rsid="0006432d" officeooo:paragraph-rsid="0006432d"/>
    </style:style>
    <style:style style:name="P45" style:family="paragraph" style:parent-style-name="Standard" style:list-style-name="L1">
      <style:text-properties officeooo:rsid="0006432d" officeooo:paragraph-rsid="000a1889"/>
    </style:style>
    <style:style style:name="P46" style:family="paragraph" style:parent-style-name="Standard" style:list-style-name="L1">
      <style:text-properties officeooo:rsid="000ad57d" officeooo:paragraph-rsid="000ad57d"/>
    </style:style>
    <style:style style:name="P47" style:family="paragraph" style:parent-style-name="Standard" style:list-style-name="L1">
      <style:text-properties officeooo:rsid="000adb9c" officeooo:paragraph-rsid="000adb9c"/>
    </style:style>
    <style:style style:name="P48" style:family="paragraph" style:parent-style-name="Standard" style:list-style-name="L1">
      <style:text-properties officeooo:rsid="000b7cdc" officeooo:paragraph-rsid="000b7cdc"/>
    </style:style>
    <style:style style:name="P49" style:family="paragraph" style:parent-style-name="Standard" style:list-style-name="L2">
      <style:text-properties officeooo:rsid="00128c48" officeooo:paragraph-rsid="00128c48"/>
    </style:style>
    <style:style style:name="P50" style:family="paragraph" style:parent-style-name="Standard" style:list-style-name="L1">
      <style:text-properties officeooo:rsid="00128c48" officeooo:paragraph-rsid="00128c48"/>
    </style:style>
    <style:style style:name="P51" style:family="paragraph" style:parent-style-name="Standard" style:list-style-name="L1">
      <style:text-properties officeooo:rsid="000d38e3" officeooo:paragraph-rsid="000d38e3"/>
    </style:style>
    <style:style style:name="P52" style:family="paragraph" style:parent-style-name="Standard" style:list-style-name="L1">
      <style:text-properties officeooo:rsid="000e5861" officeooo:paragraph-rsid="000e5861"/>
    </style:style>
    <style:style style:name="P53" style:family="paragraph" style:parent-style-name="Standard" style:list-style-name="L1">
      <style:text-properties officeooo:rsid="000f7225" officeooo:paragraph-rsid="000f7225"/>
    </style:style>
    <style:style style:name="P54" style:family="paragraph" style:parent-style-name="Standard" style:list-style-name="L1">
      <style:text-properties officeooo:rsid="0010df40" officeooo:paragraph-rsid="0010df40"/>
    </style:style>
    <style:style style:name="P55" style:family="paragraph" style:parent-style-name="Standard" style:list-style-name="L1">
      <style:text-properties officeooo:rsid="0011a450" officeooo:paragraph-rsid="0011a450"/>
    </style:style>
    <style:style style:name="P56" style:family="paragraph" style:parent-style-name="Standard" style:list-style-name="L1">
      <style:text-properties officeooo:rsid="00125d32" officeooo:paragraph-rsid="00125d32"/>
    </style:style>
    <style:style style:name="P57" style:family="paragraph" style:parent-style-name="Standard" style:list-style-name="L1">
      <style:text-properties officeooo:rsid="00191f13" officeooo:paragraph-rsid="00128c48"/>
    </style:style>
    <style:style style:name="T1" style:family="text">
      <style:text-properties officeooo:rsid="0004fb5a"/>
    </style:style>
    <style:style style:name="T2" style:family="text">
      <style:text-properties style:font-name="Liberation Sans" fo:font-size="14.1000003814697pt" fo:font-weight="bold" officeooo:rsid="0004fb5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style:font-name="Liberation Sans" fo:font-size="14.1000003814697pt" fo:font-weight="bold" officeooo:rsid="00080f3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ans" fo:font-size="14.1000003814697pt" fo:font-weight="bold" officeooo:rsid="000ad57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ans" fo:font-size="14.1000003814697pt" fo:font-weight="bold" officeooo:rsid="000b7cd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0d38e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font-name="Liberation Sans" fo:font-size="14.1000003814697pt" fo:font-weight="bold" officeooo:rsid="000e96f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font-name="Liberation Sans" fo:font-size="14.1000003814697pt" fo:font-weight="bold" officeooo:rsid="00128c4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officeooo:rsid="0006432d"/>
    </style:style>
    <style:style style:name="T10" style:family="text">
      <style:text-properties officeooo:rsid="00080f3b"/>
    </style:style>
    <style:style style:name="T11" style:family="text">
      <style:text-properties officeooo:rsid="00081f03"/>
    </style:style>
    <style:style style:name="T12" style:family="text">
      <style:text-properties officeooo:rsid="000a1889"/>
    </style:style>
    <style:style style:name="T13" style:family="text">
      <style:text-properties officeooo:rsid="000ad57d"/>
    </style:style>
    <style:style style:name="T14" style:family="text">
      <style:text-properties officeooo:rsid="000adb9c"/>
    </style:style>
    <style:style style:name="T15" style:family="text">
      <style:text-properties officeooo:rsid="000b7cdc"/>
    </style:style>
    <style:style style:name="T16" style:family="text">
      <style:text-properties officeooo:rsid="000d38e3"/>
    </style:style>
    <style:style style:name="T17" style:family="text">
      <style:text-properties officeooo:rsid="000e5861"/>
    </style:style>
    <style:style style:name="T18" style:family="text">
      <style:text-properties officeooo:rsid="000e96f1"/>
    </style:style>
    <style:style style:name="T19" style:family="text">
      <style:text-properties officeooo:rsid="000f7225"/>
    </style:style>
    <style:style style:name="T20" style:family="text">
      <style:text-properties officeooo:rsid="0010df40"/>
    </style:style>
    <style:style style:name="T21" style:family="text">
      <style:text-properties officeooo:rsid="0011a450"/>
    </style:style>
    <style:style style:name="T22" style:family="text">
      <style:text-properties officeooo:rsid="00128c48"/>
    </style:style>
    <style:style style:name="T23" style:family="text">
      <style:text-properties officeooo:rsid="00140fe4"/>
    </style:style>
    <style:style style:name="T24" style:family="text">
      <style:text-properties officeooo:rsid="0016cf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2">Requerimientos de Información para Configuración del POS</text:h>
      <text:p text:style-name="P4"><text:span text:style-name="T19">Se presenta un listado completo de la información necesaria. </text:span><text:span text:style-name="T23">S</text:span><text:span text:style-name="T19">e debe tener en cuenta que parte de ella se </text:span><text:span text:style-name="T23">debería poder</text:span><text:span text:style-name="T19"> copiar a partir de las empresas ya configuradas, </text:span><text:span text:style-name="T23">en este caso se debería encontrar lo que corresponde a información de tipos de DTE (excepto los CAF), cuentas contables, categorías contables, impuestos, métodos de pago (excepto transferencia bancaria), y los códigos SAP OV, OZ, O05 y O06</text:span><text:span text:style-name="T19">. </text:span><text:span text:style-name="T23">Sin embargo, se requiere confirmar que realmente sea así.</text:span></text:p>
      <text:p text:style-name="P4"/>
      <text:h text:style-name="Heading_20_3" text:outline-level="3">Información de la Empresa</text:h>
      <text:list xml:id="list506537976" text:style-name="L1">
        <text:list-item>
          <text:p text:style-name="P40">Nombre de la empresa</text:p>
        </text:list-item>
        <text:list-item>
          <text:p text:style-name="P40">RUT de la empresa</text:p>
        </text:list-item>
        <text:list-item>
          <text:p text:style-name="P40">Código SAP de la empresa</text:p>
        </text:list-item>
        <text:list-item>
          <text:p text:style-name="P40">Código ACTECO de la actividad de la empresa</text:p>
        </text:list-item>
        <text:list-item>
          <text:p text:style-name="P40">Giro de la empresa (se puede utilizar el del código ACTECO)</text:p>
        </text:list-item>
        <text:list-item>
          <text:p text:style-name="P40">Dirección Legal de la empresa</text:p>
        </text:list-item>
        <text:list-item>
          <text:p text:style-name="P40">Código SAP del centro de beneficio por defecto de la empresa</text:p>
        </text:list-item>
        <text:list-item>
          <text:p text:style-name="P41">IP del Servidor FTP de Xerox donde se enviarán los DTE</text:p>
        </text:list-item>
        <text:list-item>
          <text:p text:style-name="P41"><text:span text:style-name="T11">Xerox, </text:span>Puerto del Servidor FTP donde se enviarán los DTE</text:p>
        </text:list-item>
        <text:list-item>
          <text:p text:style-name="P33"><text:span text:style-name="T11">Xerox, </text:span><text:span text:style-name="T10">Usuario del Servidor FTP donde se enviarán los DTE</text:span></text:p>
        </text:list-item>
        <text:list-item>
          <text:p text:style-name="P33"><text:span text:style-name="T11">Xerox, </text:span><text:span text:style-name="T10">Contraseña del Servidor FTP donde se enviarán los DTE</text:span></text:p>
        </text:list-item>
        <text:list-item>
          <text:p text:style-name="P43">Xerox, Código numérico de la empresa (similar código Truck)</text:p>
        </text:list-item>
        <text:list-item>
          <text:p text:style-name="P43">Xerox, Nombre corto de la empresa</text:p>
        </text:list-item>
        <text:list-item>
          <text:p text:style-name="P43">Xerox, Ruta directorio Base del FTP</text:p>
        </text:list-item>
        <text:list-item>
          <text:p text:style-name="P43">Xerox, Ruta directorio Out del FTP</text:p>
        </text:list-item>
      </text:list>
      <text:p text:style-name="P1"/>
      <text:h text:style-name="P23" text:outline-level="3">Información de l<text:span text:style-name="T2">os Depósitos/Bodegas</text:span></text:h>
      <text:list xml:id="list133211784151267" text:continue-numbering="true" text:style-name="L1">
        <text:list-item>
          <text:p text:style-name="P40">Código SAP del depósito</text:p>
        </text:list-item>
        <text:list-item>
          <text:p text:style-name="P40">Dirección del depósito</text:p>
        </text:list-item>
        <text:list-item>
          <text:p text:style-name="P34"><text:span text:style-name="T1">Código SAP del </text:span><text:span text:style-name="T9">almacén de donde se obtiene los productos (debería ser PT08 </text:span><text:span text:style-name="T24">y debe ser de uso exclusivo del POS para no tener problemas de stock)</text:span></text:p>
        </text:list-item>
        <text:list-item>
          <text:p text:style-name="P44">Código SAP del centro de costo con el cual se sacan los productos del almacén</text:p>
        </text:list-item>
        <text:list-item>
          <text:p text:style-name="P45">Código SAP del centro de <text:span text:style-name="T12">beneficio</text:span> con el cual se <text:span text:style-name="T12">venden los productos de ese almacén</text:span></text:p>
        </text:list-item>
        <text:list-item>
          <text:p text:style-name="P45">Código SAP a indicar para las salidas de inventario (debería ser O05)</text:p>
        </text:list-item>
        <text:list-item>
          <text:p text:style-name="P44">Código SAP a indicar para las devoluciones de inventario (debería ser O06)</text:p>
        </text:list-item>
      </text:list>
      <text:p text:style-name="P3"/>
      <text:h text:style-name="P24" text:outline-level="3">Información de l<text:span text:style-name="T10">as </text:span><text:span text:style-name="T3">C</text:span><text:span text:style-name="T4">uentas Contables Necesarias</text:span></text:h>
      <text:p text:style-name="P13"><text:span text:style-name="T13">Para cada cuenta contable; caja (1101010040), cuenta banco, valores a depositar (1101022380), facturas por cobrar cliente contado (1103010005), factura por cobrar cliente transbank (1103010022), cuenta puente (1103010034), IVA (2102010000), </text:span><text:span text:style-name="T14">IABA 18% (2102010041), </text:span><text:span text:style-name="T13">IABA Cerveza 20,5% (2102010042), IABA Vino 20,5% (2102010043), IABA 10% (2102010044), IABA Licor 31,5% (2102010045), </text:span><text:span text:style-name="T14">Venta Bruta (de cada categoría de producto), Otros ingresos/egresos (para ajuste sencillo 8000100005), etc.</text:span></text:p>
      <text:p text:style-name="P12"/>
      <text:list xml:id="list133213388557917" text:continue-numbering="true" text:style-name="L1">
        <text:list-item>
          <text:p text:style-name="P33"><text:span text:style-name="T10">Nombre de la </text:span><text:span text:style-name="T13">cuenta contable</text:span></text:p>
        </text:list-item>
        <text:list-item>
          <text:p text:style-name="P41">Código SAP de la cuenta contable</text:p>
        </text:list-item>
        <text:list-item>
          <text:p text:style-name="P46"><text:soft-page-break/>Tipo de la cuenta contable</text:p>
        </text:list-item>
        <text:list-item>
          <text:p text:style-name="P47">¿Requiere campo ALLOCNBR en blanco (Si / No)?</text:p>
        </text:list-item>
        <text:list-item>
          <text:p text:style-name="P47">¿Requiere datos transferencia bancaria (Si / No)?</text:p>
        </text:list-item>
        <text:list-item>
          <text:p text:style-name="P47">¿Requiere código de cliente (Si / No)? Si debe ser un valor fijo ¿Cuál?</text:p>
        </text:list-item>
        <text:list-item>
          <text:p text:style-name="P47">¿Requiere centro de costo (Si / No)? <text:s/>Si debe ser un valor fijo ¿Cuál?</text:p>
        </text:list-item>
        <text:list-item>
          <text:p text:style-name="P47">¿Requiere centro de beneficio (Si / No)? <text:s/>Si debe ser un valor fijo ¿Cuál?</text:p>
        </text:list-item>
        <text:list-item>
          <text:p text:style-name="P47">¿Requiere RUT del cliente (Si / No)? </text:p>
        </text:list-item>
        <text:list-item>
          <text:p text:style-name="P47">¿Requiere RUT del cliente en el campo ALLOCNBR?</text:p>
        </text:list-item>
      </text:list>
      <text:p text:style-name="P7"/>
      <text:h text:style-name="P25" text:outline-level="3">Información de l<text:span text:style-name="T15">os</text:span><text:span text:style-name="T3"> </text:span><text:span text:style-name="T5">Impuestos</text:span></text:h>
      <text:p text:style-name="P14">Para cada impuesto de venta (IVA, IABA 10%, IABA 18%, IABA 20,5% Cerveza, IABA 20,5% Vino, IABA 31,5%, etc (deberían ser los mismos que en las otras empresas).</text:p>
      <text:p text:style-name="P14"/>
      <text:list xml:id="list133211916401628" text:continue-numbering="true" text:style-name="L1">
        <text:list-item>
          <text:p text:style-name="P35"><text:span text:style-name="T10">Nombre de</text:span><text:span text:style-name="T15">l impuesto</text:span></text:p>
        </text:list-item>
        <text:list-item>
          <text:p text:style-name="P48">Código SII del impuesto</text:p>
        </text:list-item>
        <text:list-item>
          <text:p text:style-name="P48">Tasa del impuesto</text:p>
        </text:list-item>
        <text:list-item>
          <text:p text:style-name="P48">Cómo se aplica la tasa (sobre el precio neto, monto fijo, otra forma)</text:p>
        </text:list-item>
        <text:list-item>
          <text:p text:style-name="P35"><text:span text:style-name="T10">Código SAP de la cuenta contable </text:span><text:span text:style-name="T15">donde se imputa el impuesto</text:span></text:p>
        </text:list-item>
        <text:list-item>
          <text:p text:style-name="P48">Código Xerox del impuesto</text:p>
        </text:list-item>
      </text:list>
      <text:p text:style-name="P9"/>
      <text:h text:style-name="P26" text:outline-level="3">Información de l<text:span text:style-name="T6">os Tipos de </text:span><text:span text:style-name="T8">Asiento</text:span></text:h>
      <text:p text:style-name="P6"><text:span text:style-name="T16">Se requiere </text:span><text:span text:style-name="T22">conocer el código SAP asociado a los tipos de asiento/diario. Estos deberían ser:</text:span></text:p>
      <text:list xml:id="list2315919800" text:style-name="L2">
        <text:list-item>
          <text:p text:style-name="P49">OV para los asientos de venta</text:p>
        </text:list-item>
        <text:list-item>
          <text:p text:style-name="P49">OZ para los asientos de recaudación</text:p>
        </text:list-item>
      </text:list>
      <text:p text:style-name="P11"/>
      <text:h text:style-name="P26" text:outline-level="3">Información de l<text:span text:style-name="T6">os Tipos de DTE</text:span></text:h>
      <text:p text:style-name="P4"><text:span text:style-name="T16">Se requiere </text:span><text:span text:style-name="T22">conocer</text:span><text:span text:style-name="T16"> qu</text:span><text:span text:style-name="T22">e</text:span><text:span text:style-name="T16"> tipos de DTE se utilizarán; boleta, factura, N/C, N/D, etc. Para la partida se deben solicitar CAF de cada uno de ellos que duren unos 4 ó 5 meses (se debe estimar una cantidad que dure menos de 6 meses para que no caduquen).</text:span></text:p>
      <text:p text:style-name="P10"/>
      <text:h text:style-name="P27" text:outline-level="3">Información de l<text:span text:style-name="T10">as </text:span><text:span text:style-name="T3">C</text:span><text:span text:style-name="T10">ategorías </text:span><text:span text:style-name="T16">Contables </text:span><text:span text:style-name="T10">de l</text:span><text:span text:style-name="T2">os </text:span><text:span text:style-name="T3">Productos</text:span></text:h>
      <text:list xml:id="list133211856573362" text:continue-list="list133211916401628" text:style-name="L1">
        <text:list-item>
          <text:p text:style-name="P41">Nombre de la Categorías</text:p>
        </text:list-item>
        <text:list-item>
          <text:p text:style-name="P41">Código SAP de la cuenta contable de ingresos</text:p>
        </text:list-item>
      </text:list>
      <text:p text:style-name="P7"/>
      <text:h text:style-name="P28" text:outline-level="3">Información de l<text:span text:style-name="T10">as </text:span><text:span text:style-name="T3">C</text:span><text:span text:style-name="T10">ategorías </text:span><text:span text:style-name="T6">TPV</text:span><text:span text:style-name="T16"> </text:span><text:span text:style-name="T10">de l</text:span><text:span text:style-name="T2">os </text:span><text:span text:style-name="T3">Productos</text:span></text:h>
      <text:list xml:id="list133211420218308" text:continue-numbering="true" text:style-name="L1">
        <text:list-item>
          <text:p text:style-name="P42">Nombre de la <text:span text:style-name="T16">c</text:span>ategoría</text:p>
        </text:list-item>
        <text:list-item>
          <text:p text:style-name="P42">Nombre de la <text:span text:style-name="T16">c</text:span>ategoría <text:span text:style-name="T16">padre</text:span></text:p>
        </text:list-item>
      </text:list>
      <text:p text:style-name="P8"/>
      <text:h text:style-name="P28" text:outline-level="3">Información de l<text:span text:style-name="T15">os</text:span><text:span text:style-name="T3"> </text:span><text:span text:style-name="T6">Productos</text:span></text:h>
      <text:p text:style-name="P16">Para cada producto <text:span text:style-name="T17">(o</text:span> artículo promocional, o servicio<text:span text:style-name="T17">)</text:span> que se venderá se requiere:</text:p>
      <text:p text:style-name="P15"/>
      <text:list xml:id="list133213270340147" text:continue-numbering="true" text:style-name="L1">
        <text:list-item>
          <text:p text:style-name="P36"><text:span text:style-name="T10">Nombre de</text:span><text:span text:style-name="T15">l </text:span><text:span text:style-name="T16">producto</text:span></text:p>
        </text:list-item>
        <text:list-item>
          <text:p text:style-name="P51"><text:soft-page-break/>Tipo de producto </text:p>
        </text:list-item>
        <text:list-item>
          <text:p text:style-name="P51">Categoría contable del producto</text:p>
        </text:list-item>
        <text:list-item>
          <text:p text:style-name="P37"><text:span text:style-name="T16">Categoría </text:span><text:span text:style-name="T17">TPV</text:span><text:span text:style-name="T16"> del producto</text:span></text:p>
        </text:list-item>
        <text:list-item>
          <text:p text:style-name="P52">Código SAP del producto</text:p>
        </text:list-item>
        <text:list-item>
          <text:p text:style-name="P52">Código de barras del producto (optativo)</text:p>
        </text:list-item>
        <text:list-item>
          <text:p text:style-name="P52">Precio Neto (sin impuestos) por defecto del producto</text:p>
        </text:list-item>
        <text:list-item>
          <text:p text:style-name="P52">Listado de impuestos que se deben aplicar al producto</text:p>
        </text:list-item>
      </text:list>
      <text:p text:style-name="P8"/>
      <text:h text:style-name="P29" text:outline-level="3">Información de l<text:span text:style-name="T18">as </text:span><text:span text:style-name="T7">L</text:span><text:span text:style-name="T18">istas de Preci</text:span><text:span text:style-name="T15">os</text:span></text:h>
      <text:p text:style-name="P17">Se requiere el nombre de la lista de precios y para cada producto que contiene la lista de precios:</text:p>
      <text:p text:style-name="P4"/>
      <text:list xml:id="list133212186739230" text:continue-numbering="true" text:style-name="L1">
        <text:list-item>
          <text:p text:style-name="P53">Código SAP del producto</text:p>
        </text:list-item>
        <text:list-item>
          <text:p text:style-name="P53">Precio del producto en la lista de precios</text:p>
        </text:list-item>
        <text:list-item>
          <text:p text:style-name="P53">Cantidad mínima que se debe comprar (por defecto 1)</text:p>
        </text:list-item>
        <text:list-item>
          <text:p text:style-name="P53">Cantidad máxima que se puede comprar (optativo)</text:p>
        </text:list-item>
      </text:list>
      <text:p text:style-name="P17"/>
      <text:h text:style-name="P30" text:outline-level="3">Métodos/<text:span text:style-name="T20">Formas</text:span> de Pago</text:h>
      <text:p text:style-name="P4"><text:span text:style-name="T19">Se requiere </text:span><text:span text:style-name="T20">indicar los métodos o formas de pago que se aceptarán (Efectivo, Transbank, Transferencia Bancaria). También se considera un método de pago el Redondeo de Efectivo.</text:span></text:p>
      <text:p text:style-name="P4"/>
      <text:list xml:id="list133212132182547" text:continue-numbering="true" text:style-name="L1">
        <text:list-item>
          <text:p text:style-name="P54">Nombre del método de pago</text:p>
        </text:list-item>
        <text:list-item>
          <text:p text:style-name="P54">¿Requiere información adicional del pago como datos de la transferencia (Sí/No)? </text:p>
        </text:list-item>
        <text:list-item>
          <text:p text:style-name="P54">¿Requiere un código de autorización como en el caso de Transbank (Sí/No)?</text:p>
        </text:list-item>
        <text:list-item>
          <text:p text:style-name="P54">¿Representa Efectivo (Sí/No)? Si representa efectivo, la cuenta contable asociada al cierre/control de caja (1103010034))</text:p>
        </text:list-item>
        <text:list-item>
          <text:p text:style-name="P54">La cuenta contable asociada al método de pago (banco, valores a depositar, otros ingresos/egresos, etc.)</text:p>
        </text:list-item>
      </text:list>
      <text:p text:style-name="P18"/>
      <text:h text:style-name="P31" text:outline-level="3">Puntos de Venta</text:h>
      <text:p text:style-name="P5"><text:span text:style-name="T21">En general un punto de venta representa una caja, por lo que se debe configurar u</text:span><text:span text:style-name="T20">n punto de venta </text:span><text:span text:style-name="T21">al menos para cada usuario/computador que atenderá público simultáneamente. Se debe tener presente que si distintas categorías de productos deben imputar distintos centros de beneficios, estos se deben vender por separado (por distintos usuarios).</text:span></text:p>
      <text:p text:style-name="P5"/>
      <text:list xml:id="list133212324848206" text:continue-numbering="true" text:style-name="L1">
        <text:list-item>
          <text:p text:style-name="P38"><text:span text:style-name="T20">Nombre del </text:span><text:span text:style-name="T21">punto de venta</text:span></text:p>
        </text:list-item>
        <text:list-item>
          <text:p text:style-name="P55">Código SAP de la bodega/almacén donde se encuentran los productos a vender</text:p>
        </text:list-item>
        <text:list-item>
          <text:p text:style-name="P56">Lista de las categorías TPV de producto que se pueden vender por el punto de venta</text:p>
        </text:list-item>
        <text:list-item>
          <text:p text:style-name="P56">Lista de precios a utilizar por defecto</text:p>
        </text:list-item>
        <text:list-item>
          <text:p text:style-name="P56">Lista de listas de precios que se pueden utilizar en el punto de venta</text:p>
        </text:list-item>
        <text:list-item>
          <text:p text:style-name="P56">¿El cajero puede aplicar descuentos manuales (Sí/No)?</text:p>
        </text:list-item>
        <text:list-item>
          <text:p text:style-name="P56">Lista de métodos de pago que se pueden aceptar en el punto de venta</text:p>
        </text:list-item>
        <text:list-item>
          <text:p text:style-name="P56">Código de impresora Xerox dónde se imprimirán las boletas (optativo)</text:p>
        </text:list-item>
      </text:list>
      <text:p text:style-name="P19"/>
      <text:h text:style-name="P32" text:outline-level="3"><text:soft-page-break/>Usuarios</text:h>
      <text:p text:style-name="P6"/>
      <text:list xml:id="list133213299102123" text:continue-numbering="true" text:style-name="L1">
        <text:list-item>
          <text:p text:style-name="P39"><text:span text:style-name="T20">Nombre del </text:span><text:span text:style-name="T22">usuario</text:span></text:p>
        </text:list-item>
        <text:list-item>
          <text:p text:style-name="P50">Dirección de correo electrónico del usuario</text:p>
        </text:list-item>
        <text:list-item>
          <text:p text:style-name="P50">Lista de empresas a las que puede acceder el usuarios (normalmente solo una)</text:p>
        </text:list-item>
        <text:list-item>
          <text:p text:style-name="P50">Empresa por defecto del usuario</text:p>
        </text:list-item>
        <text:list-item>
          <text:p text:style-name="P57">El rol de uso del sistema (vendedor, jefe de turismo, jefe de tienda, contabilidad, monitor de la operación, auditoría y reportes, gestión, coordinación, superusuario). </text:p>
        </text:list-item>
        <text:list-item>
          <text:p text:style-name="P50">Equipo de Venta al que pertenece el usuario (corresponde al siguiente punto)</text:p>
        </text:list-item>
      </text:list>
      <text:p text:style-name="P20"/>
      <text:h text:style-name="P32" text:outline-level="3">Equipos de Venta</text:h>
      <text:p text:style-name="P21">Un Equipo de Venta es un grupo de usuarios que trabaja junto y por tanto comparte algunas características. Se debe definir al menos un equipo de venta por Depósito/Almacén.</text:p>
      <text:p text:style-name="P21"/>
      <text:list xml:id="list133211873252322" text:continue-numbering="true" text:style-name="L1">
        <text:list-item>
          <text:p text:style-name="P39"><text:span text:style-name="T20">Nombre del </text:span><text:span text:style-name="T22">equipo de venta</text:span></text:p>
        </text:list-item>
        <text:list-item>
          <text:p text:style-name="P50">Código SAP de la empresa</text:p>
        </text:list-item>
        <text:list-item>
          <text:p text:style-name="P50">Código SAP del depósito/bodega</text:p>
        </text:list-item>
        <text:list-item>
          <text:p text:style-name="P50">Código del centro de beneficio que imputa los usuarios</text:p>
        </text:list-item>
        <text:list-item>
          <text:p text:style-name="P50">Lista de usuarios asociados al equipo de venta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0:18:40.611254372</meta:creation-date>
    <dc:date>2022-11-18T13:32:11.155116510</dc:date>
    <meta:editing-duration>PT42M1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4" meta:paragraph-count="105" meta:word-count="1192" meta:character-count="6806" meta:non-whitespace-character-count="5793"/>
  </office:meta>
</office:document-meta>
</file>